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6A1E2DE89DD0AD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69cm, 5.275cm, 8.994cm, 2.62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81cm" svg:height="23.543cm" svg:x="1.128cm" svg:y="2.255cm">
          <draw:image xlink:href="Pictures/10000000000005E8000007E076A1E2DE89DD0AD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7:41.726059799</dc:date>
    <meta:editing-duration>PT3M37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